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6dfc" officeooo:paragraph-rsid="000d6dfc"/>
    </style:style>
    <style:style style:name="P2" style:family="paragraph" style:parent-style-name="Standard">
      <style:paragraph-properties fo:text-align="start" style:justify-single-word="false"/>
      <style:text-properties officeooo:rsid="000d6dfc" officeooo:paragraph-rsid="000d6dfc"/>
    </style:style>
    <style:style style:name="T1" style:family="text">
      <style:text-properties officeooo:rsid="000d8d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oria negozio</text:p>
      <text:p text:style-name="P1"/>
      <text:p text:style-name="P2">Linea Casa Bari nato negli anni '40 come ferramenta, vendeva principalmente stufe a legna con tutti i suoi accessori e ricambi. Nel corso degli anni si è trasformato in vendita casalinghi e articoli da regalo di linea medio alta <text:span text:style-name="T1">offrendo articoli</text:span> articoli di marchi esclusivi. Il negozio è sempre stato a conduzione familiare, servendo una clientela <text:span text:style-name="T1">varia che </text:span>cerca qualcosa di particolare per impreziosire la propria abitazione. I nostri fornitori selezionati offrono prodotti di alta qualità realizzati molto spesso a mano <text:span text:style-name="T1">a prezzi accessibili </text:span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5T19:26:11.090958463</meta:creation-date>
    <dc:date>2015-07-05T19:44:19.400653736</dc:date>
    <meta:editing-duration>PT2M58S</meta:editing-duration>
    <meta:editing-cycles>1</meta:editing-cycles>
    <meta:document-statistic meta:table-count="0" meta:image-count="0" meta:object-count="0" meta:page-count="1" meta:paragraph-count="2" meta:word-count="86" meta:character-count="563" meta:non-whitespace-character-count="475"/>
    <meta:generator>LibreOffice/4.2.8.2$Linux_X86_64 LibreOffice_project/420m0$Build-2</meta:generator>
  </office:meta>
</office:document-meta>
</file>